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Trebuchet MS1" svg:font-family="'Trebuchet MS'" style:font-family-generic="swiss" style:font-pitch="variable"/>
    <style:font-face style:name="Trebuchet MS" svg:font-family="'Trebuchet MS'" style:font-adornments="Standar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ae309" officeooo:paragraph-rsid="001ae309"/>
    </style:style>
    <style:style style:name="P2" style:family="paragraph" style:parent-style-name="Standard">
      <style:text-properties fo:language="en" fo:country="US"/>
    </style:style>
    <style:style style:name="P3" style:family="paragraph" style:parent-style-name="Standard">
      <style:text-properties fo:language="en" fo:country="US" officeooo:rsid="001ae309" officeooo:paragraph-rsid="001ae309" style:font-size-asian="10.5pt"/>
    </style:style>
    <style:style style:name="P4" style:family="paragraph" style:parent-style-name="Standard">
      <style:text-properties fo:language="en" fo:country="US" officeooo:rsid="001ae309" officeooo:paragraph-rsid="001ae309"/>
    </style:style>
    <style:style style:name="P5" style:family="paragraph" style:parent-style-name="Standard">
      <style:paragraph-properties fo:text-align="justify" style:justify-single-word="false"/>
      <style:text-properties fo:language="en" fo:country="US" officeooo:rsid="001ae309" officeooo:paragraph-rsid="001ae309"/>
    </style:style>
    <style:style style:name="P6" style:family="paragraph" style:parent-style-name="Standard">
      <style:text-properties fo:language="en" fo:country="US" officeooo:rsid="001e3ecc" officeooo:paragraph-rsid="001e3ecc"/>
    </style:style>
    <style:style style:name="P7" style:family="paragraph" style:parent-style-name="Standard">
      <style:text-properties fo:language="en" fo:country="US" officeooo:rsid="001e3ecc" officeooo:paragraph-rsid="001e7944"/>
    </style:style>
    <style:style style:name="P8" style:family="paragraph" style:parent-style-name="Standard">
      <style:text-properties fo:language="en" fo:country="US" officeooo:rsid="001e3ecc" officeooo:paragraph-rsid="00207151"/>
    </style:style>
    <style:style style:name="P9" style:family="paragraph" style:parent-style-name="Standard">
      <style:text-properties fo:language="en" fo:country="US" officeooo:rsid="001e7944" officeooo:paragraph-rsid="001e7944"/>
    </style:style>
    <style:style style:name="P10" style:family="paragraph" style:parent-style-name="Standard">
      <style:text-properties fo:language="en" fo:country="US" officeooo:rsid="001e7944" officeooo:paragraph-rsid="002174e4"/>
    </style:style>
    <style:style style:name="P11" style:family="paragraph" style:parent-style-name="Standard">
      <style:text-properties fo:language="en" fo:country="US" officeooo:rsid="001e79e7" officeooo:paragraph-rsid="001e79e7"/>
    </style:style>
    <style:style style:name="P12" style:family="paragraph" style:parent-style-name="Standard">
      <style:text-properties fo:language="en" fo:country="US" officeooo:rsid="00207151" officeooo:paragraph-rsid="00207151"/>
    </style:style>
    <style:style style:name="P13" style:family="paragraph" style:parent-style-name="Standard">
      <style:text-properties fo:language="en" fo:country="US" officeooo:rsid="00207151" officeooo:paragraph-rsid="0024bda2"/>
    </style:style>
    <style:style style:name="P14" style:family="paragraph" style:parent-style-name="Standard">
      <style:text-properties fo:language="en" fo:country="US" officeooo:rsid="002174e4" officeooo:paragraph-rsid="002174e4"/>
    </style:style>
    <style:style style:name="P15" style:family="paragraph" style:parent-style-name="Standard">
      <style:text-properties fo:language="en" fo:country="US" officeooo:rsid="002174e4" officeooo:paragraph-rsid="00234939"/>
    </style:style>
    <style:style style:name="P16" style:family="paragraph" style:parent-style-name="Standard">
      <style:text-properties fo:language="en" fo:country="US" officeooo:rsid="00234939" officeooo:paragraph-rsid="00234939"/>
    </style:style>
    <style:style style:name="P17" style:family="paragraph" style:parent-style-name="Standard">
      <style:text-properties fo:language="en" fo:country="US" officeooo:paragraph-rsid="00234939"/>
    </style:style>
    <style:style style:name="P18" style:family="paragraph" style:parent-style-name="Standard">
      <style:text-properties fo:language="en" fo:country="US" officeooo:rsid="0024bda2" officeooo:paragraph-rsid="0024bda2"/>
    </style:style>
    <style:style style:name="P19" style:family="paragraph" style:parent-style-name="Standard">
      <style:text-properties fo:language="en" fo:country="US" officeooo:paragraph-rsid="0024bda2"/>
    </style:style>
    <style:style style:name="P20" style:family="paragraph" style:parent-style-name="Standard">
      <style:text-properties fo:language="es" fo:country="CU" officeooo:rsid="001ae309" officeooo:paragraph-rsid="001ae309" style:font-size-asian="10.5pt"/>
    </style:style>
    <style:style style:name="T1" style:family="text">
      <style:text-properties officeooo:rsid="001e7944"/>
    </style:style>
    <style:style style:name="T2" style:family="text">
      <style:text-properties fo:language="en" fo:country="US"/>
    </style:style>
    <style:style style:name="T3" style:family="text">
      <style:text-properties officeooo:rsid="001fc7be"/>
    </style:style>
    <style:style style:name="T4"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5" style:family="text">
      <style:text-properties style:font-name="Trebuchet MS" fo:background-color="transparent" style:font-size-asian="10.5pt"/>
    </style:style>
    <style:style style:name="T6" style:family="text">
      <style:text-properties style:font-name="Trebuchet MS1"/>
    </style:style>
    <style:style style:name="T7" style:family="text">
      <style:text-properties style:font-name="Trebuchet MS1" fo:language="en" fo:country="US" officeooo:rsid="001e3ecc"/>
    </style:style>
    <style:style style:name="T8" style:family="text">
      <style:text-properties officeooo:rsid="00207151"/>
    </style:style>
    <style:style style:name="T9" style:family="text">
      <style:text-properties officeooo:rsid="002174e4"/>
    </style:style>
    <style:style style:name="T10" style:family="text">
      <style:text-properties officeooo:rsid="00234939"/>
    </style:style>
    <style:style style:name="T11" style:family="text">
      <style:text-properties officeooo:rsid="0024bda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Click on your solution in the solution explorer and go to:</text:p>
      <text:p text:style-name="P4"/>
      <text:p text:style-name="P4">VIEW/Others Windows/Property Manager</text:p>
      <text:p text:style-name="P4"/>
      <text:p text:style-name="P5">Here we have a list of all project<text:span text:style-name="T3">s</text:span> in the solution. </text:p>
      <text:p text:style-name="P5">"Inside" each project you see a list of all "named" configuration<text:span text:style-name="T9">s</text:span> (MTrelease, etc.) in combination with a Platform (x64, Win32). </text:p>
      <text:p text:style-name="P2">"Inside" each of these combination we see an <text:span text:style-name="T4">ordered</text:span> list of "Property Sheet". Most of then are "built-in", defined by MSVS, but the higher are user defined (created and added by the user). These user defined Sheet are very useful, because you save it once and you can add it to any other configuration. Now you will need to change only one file or Sheet, and the change will correctly propagate for all configuration. </text:p>
      <text:p text:style-name="P4"/>
      <text:p text:style-name="P4"/>
      <text:p text:style-name="P6">Here I use:</text:p>
      <text:p text:style-name="P6"/>
      <text:p text:style-name="P8"><text:span text:style-name="T5">PlatfDependName.PropertySheet</text:span> : <text:s/><text:span text:style-name="T8">(C:\Prog\PlatfDependName.PropertySheet.props)</text:span></text:p>
      <text:p text:style-name="P6"/>
      <text:p text:style-name="P7">base for any other of my Sheet (all other inherit it). It define a Macro:</text:p>
      <text:p text:style-name="P7"><text:s/></text:p>
      <text:p text:style-name="P6"><text:s/><text:span text:style-name="T1">PlatfDependNameMod</text:span>: <text:s text:c="5"/>_VC$(PlatformToolset)_$(Configuration)_$(Platform)</text:p>
      <text:p text:style-name="P6"/>
      <text:p text:style-name="P9">it aims to <text:span text:style-name="T6">Mod</text:span>ify the output file name (the final result of the compilation), making it unique for each possible configuration. For example:</text:p>
      <text:p text:style-name="P6"/>
      <text:p text:style-name="P9">nana.C11_VCv120_MTrelease_x64.lib</text:p>
      <text:p text:style-name="P9"/>
      <text:p text:style-name="P9">Here:<text:tab/>nana.C11<text:tab/>- project name (modificable),</text:p>
      <text:p text:style-name="P9"><text:tab/>_VC<text:tab/><text:tab/>- compiled using VC</text:p>
      <text:p text:style-name="P9"><text:tab/>v120<text:tab/><text:tab/>- ToolSet, that is, the compiler version. Here the one with come with VC2013</text:p>
      <text:p text:style-name="P10"><text:tab/>_MTrelease<text:tab/>- build configuration. Here Multi-threaded (/MT), static linked with the std</text:p>
      <text:p text:style-name="P10"><text:tab/><text:tab/><text:tab/> <text:s/>cpp library and without debug information, optimized for release. </text:p>
      <text:p text:style-name="P9"><text:tab/>_x64<text:tab/><text:tab/>- the platform.</text:p>
      <text:p text:style-name="P4"/>
      <text:p text:style-name="P11">The pros are: the linker can pick the correct lib to link, and <text:span text:style-name="T3">will compile</text:span> potentially faster, because don’t need to recompile <text:span text:style-name="T3">all</text:span> <text:span text:style-name="T3">each time you just change the configuration</text:span>. Also, I keep some of the version of the .exe to compare it. The contra is that <text:span text:style-name="T3">some file/dir get big, and you will need to decide not to put it under Git or at least not to sent it to the remote repository.</text:span></text:p>
      <text:p text:style-name="P12">Key changed:</text:p>
      <text:p text:style-name="P12">Target Name: <text:tab/><text:tab/><text:tab/>$(ProjectName)$(PlatfDependNameMod)</text:p>
      <text:p text:style-name="P12">Intermediate Directory: <text:tab/>..\..\..\temp\$(ProjectName)\$(Configuration)\$(Platform)\</text:p>
      <text:p text:style-name="P12">Include Directories:<text:tab/><text:tab/>..\..\include;$(IncludePath)</text:p>
      <text:p text:style-name="P12"><text:span text:style-name="T11">Source</text:span> Directories:<text:tab/><text:tab/>..\..\scr;$(SourcePath)</text:p>
      <text:p text:style-name="P12"/>
      <text:p text:style-name="P12"/>
      <text:p text:style-name="Text_20_body"><text:span text:style-name="T7">Lib.PropertySheet: <text:s/></text:span><text:span text:style-name="T2"><text:s/>(C:\Prog\Lib.PropertySheet.props)</text:span></text:p>
      <text:p text:style-name="P2">Key changed:</text:p>
      <text:p text:style-name="P14">Output Directory:<text:tab/><text:tab/>..\..\lib\</text:p>
      <text:p text:style-name="P14"/>
      <text:p text:style-name="P16"><text:span text:style-name="T6">Exe.PropertySheet.props</text:span><text:tab/>C:\Prog\Exe.PropertySheet.props</text:p>
      <text:p text:style-name="P17">Key changed:</text:p>
      <text:p text:style-name="P15">Output Directory:<text:tab/><text:tab/><text:span text:style-name="T10">..\..\bin\</text:span></text:p>
      <text:p text:style-name="P16"><text:soft-page-break/><text:span text:style-name="T6">Addnana.C11Lib.PropertySheet.props</text:span><text:tab/>C:\Prog\ExtLib\Addnana.C11Lib.PropertySheet.props</text:p>
      <text:p text:style-name="P19">Key changed:</text:p>
      <text:p text:style-name="P13">Include Directories:<text:tab/><text:tab/><text:span text:style-name="T11">..\..\..\ExtLib\Nana\Nana.Cpp11\include;$(IncludePath)</text:span></text:p>
      <text:p text:style-name="P13"><text:span text:style-name="T11">Source</text:span> Directories:<text:tab/><text:tab/><text:span text:style-name="T11">..\..\..\ExtLib\Nana\Nana.Cpp11\source;$(SourcePath)</text:span></text:p>
      <text:p text:style-name="P18">Library Directories:<text:tab/><text:tab/>..\..\..\ExtLib\Nana\lib;$(LibraryPath)</text:p>
      <text:p text:style-name="P18">Additional Dependencies<text:tab/>nana.C11$(PlatfDependNameMod).lib;%(AdditionalDependencies)</text:p>
      <text:p text:style-name="P18"/>
      <text:p text:style-name="P18">C:\Prog\ThDySec\AddThDySevLib.PropertySheet.props</text:p>
      <text:p text:style-name="P19">Key changed:</text:p>
      <text:p text:style-name="P13"><text:span text:style-name="T11">Source</text:span> Directories:<text:tab/><text:tab/><text:span text:style-name="T11">..\..\scr\ThDySec;..\..\scr\ThDy_programs;$(SourcePath)</text:span></text:p>
      <text:p text:style-name="P18">Library Directories:<text:tab/><text:tab/>..\..\lib;$(LibraryPath)</text:p>
      <text:p text:style-name="P18">Additional Dependencies<text:tab/>ThDySec$(PlatfDependNameMod).lib;ThDy_programs$(PlatfDependNameMod).lib;%(AdditionalDependencies)</text:p>
      <text:p text:style-name="P18"/>
      <text:p text:style-name="P18"/>
      <text:p text:style-name="P18"/>
      <text:p text:style-name="P18"/>
      <text:p text:style-name="P4"/>
      <text:p text:style-name="P20">La solución tiene un juego de config.</text:p>
      <text:p text:style-name="P20">Cada project tiene un juego de config. que se puede editar.</text:p>
      <text:p text:style-name="P20">En el nombre de la config estoy poniendo el tipo de link (MD-dynamic, MT-static), release or debbug, y el ToolSet (version del compilador)</text:p>
      <text:p text:style-name="P20">A cada projecto pener un dir temp y otro de bin. </text:p>
      <text:p text:style-name="P20">Ajustar los nombres del output y poner las lib de que depende. </text:p>
      <text:p text:style-name="P20"/>
      <text:p text:style-name="P4"/>
      <text:p text:style-name="P4">Temporales de mis projects <text:s text:c="3"/>(exe &amp; lib) <text:s text:c="2"/>estan en C:\Prog\temp</text:p>
      <text:p text:style-name="P4">Temporales de ExtLib (exe &amp; lib, NANA,etc.) estan en C:\Prog\ExtLib\temp</text:p>
      <text:p text:style-name="P4"/>
      <text:p text:style-name="P4">Proj de lib NANA esta en C:\Prog\ExtLib\Nana\Nana.Cpp11\build\vc2012</text:p>
      <text:p text:style-name="P4"><text:s text:c="2"/>su temp debe estar en: C:\Prog\ExtLib\temp\nana\Debug\x64</text:p>
      <text:p text:style-name="P4"/>
      <text:p text:style-name="P4">Revisar Config Prop --&gt; C/C++ --&gt; CodeGenerat --&gt; Run Time Lib: MD <text:s/>multi-treaded DLL (d)</text:p>
      <text:p text:style-name="P4"><text:s text:c="46"/>--&gt; <text:s text:c="14"/>MT <text:s/>multi-tread <text:s text:c="2"/>(static) (d) </text:p>
      <text:p text:style-name="P4"/>
      <text:p text:style-name="P4">For All configuration and all Platforms:</text:p>
      <text:p text:style-name="P4"/>
      <text:p text:style-name="P4"/>
      <text:p text:style-name="P1"/>
      <text:p text:style-name="P1"/>
      <text:p text:style-name="P1"/>
      <text:p text:style-name="P1">COnfiguration properties--&gt;General:</text:p>
      <text:p text:style-name="P1"/>
      <text:p text:style-name="P1">Output Directory:</text:p>
      <text:p text:style-name="P1">..\..\lib\</text:p>
      <text:p text:style-name="P1">..\..\bin\</text:p>
      <text:p text:style-name="P1"><text:s/></text:p>
      <text:p text:style-name="P1">Intermediate Directory:</text:p>
      <text:p text:style-name="P1">..\..\..\temp\$(ProjectName)\$(Configuration)\$(Platform)\</text:p>
      <text:p text:style-name="P1">..\..\..\..\temp\$(ProjectName)\$(Configuration)\$(Platform)\ <text:s text:c="3"/>// Para NANA</text:p>
      <text:p text:style-name="P1"/>
      <text:p text:style-name="P1">Target Name:</text:p>
      <text:p text:style-name="P1"><text:soft-page-break/>$(ProjectName)_VC$(PlatformToolset)_$(Configuration)_$(Platform) <text:s text:c="2"/><text:tab/></text:p>
      <text:p text:style-name="P1"/>
      <text:p text:style-name="P1"/>
      <text:p text:style-name="P1"/>
      <text:p text:style-name="P1">COnfiguration properties--&gt;Debugging:</text:p>
      <text:p text:style-name="P1"/>
      <text:p text:style-name="P1">Command:</text:p>
      <text:p text:style-name="P1">$(TargetPath)</text:p>
      <text:p text:style-name="P1"/>
      <text:p text:style-name="P3">Working Directory:</text:p>
      <text:p text:style-name="P3"/>
      <text:p text:style-name="P3">$(ProjectDir)<text:tab/><text:tab/><text:tab/><text:tab/>// lib</text:p>
      <text:p text:style-name="P3"/>
      <text:p text:style-name="P3"/>
      <text:p text:style-name="P3"/>
      <text:p text:style-name="P3"/>
      <text:p text:style-name="P3">COnfiguration properties--&gt;VC++ Directories:</text:p>
      <text:p text:style-name="P3"/>
      <text:p text:style-name="P3">Include dir:</text:p>
      <text:p text:style-name="P3">..\..\include;..\..\..\ExtLib\Nana\Nana.Cpp11\include;$(IncludePath)</text:p>
      <text:p text:style-name="P3"/>
      <text:p text:style-name="P3">Lib dir:</text:p>
      <text:p text:style-name="P3">..\..\lib\;..\..\..\ExtLib\Nana\Nana.Cpp11\build\lib;$(LibraryPath)</text:p>
      <text:p text:style-name="P3"/>
      <text:p text:style-name="P3">Source Dir:</text:p>
      <text:p text:style-name="P3">..\..\..\ExtLib\Nana\Nana.Cpp11\source;..\..\scr\ThDySec;..\..\scr\ThDy_programs;$(SourcePath)</text:p>
      <text:p text:style-name="P3"/>
      <text:p text:style-name="P3"/>
      <text:p text:style-name="P3"/>
      <text:p text:style-name="P3">BORRADO POR SER "ADDITIONAL"</text:p>
      <text:p text:style-name="P3"/>
      <text:p text:style-name="P3">COnfiguration properties--&gt;Librarian / Linker --&gt;General:</text:p>
      <text:p text:style-name="P3"/>
      <text:p text:style-name="P3">Output File:</text:p>
      <text:p text:style-name="P3">$(OutDir)$(TargetName)$(TargetExt)</text:p>
      <text:p text:style-name="P3"/>
      <text:p text:style-name="P3">Add Link Dep:</text:p>
      <text:p text:style-name="P3">ThDySec_$(Configuration)_$(Platform).lib;ThDy_programs_$(Configuration)_$(Platform).lib;%(AdditionalDependencies)</text:p>
      <text:p text:style-name="P3">..\..\lib\VC$(PlatformToolset);..\..\..\ExtLib\Nana\nana.win32\build\bin\vc11;$(LibraryPath)</text:p>
      <text:p text:style-name="P3"/>
      <text:p text:style-name="P3"/>
      <text:p text:style-name="P3">..\..\..\ExtLib\Nana\Nana.Cpp11\build\lib;..\..\lib\</text:p>
      <text:p text:style-name="P3"/>
      <text:p text:style-name="P3">Output File</text:p>
      <text:p text:style-name="P3">$(OutDir)$(TargetName)$(TargetEx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Trebuchet MS1" svg:font-family="'Trebuchet MS'" style:font-family-generic="swiss" style:font-pitch="variable"/>
    <style:font-face style:name="Trebuchet MS" svg:font-family="'Trebuchet MS'" style:font-adornments="Standar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01T10:31:36.127000000</meta:creation-date>
    <meta:generator>LibreOffice/4.1.1.2$Windows_x86 LibreOffice_project/7e4286b58adc75a14f6d83f53a03b6c11fa2903</meta:generator>
    <dc:date>2013-10-01T15:18:17.757000000</dc:date>
    <meta:editing-duration>PT4H31M30S</meta:editing-duration>
    <meta:editing-cycles>3</meta:editing-cycles>
    <meta:document-statistic meta:table-count="0" meta:image-count="0" meta:object-count="0" meta:page-count="3" meta:paragraph-count="85" meta:word-count="537" meta:character-count="4942" meta:non-whitespace-character-count="4373"/>
  </office:meta>
</office:document-meta>
</file>